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D100000091B55C0201.jpg"/>
  <manifest:file-entry manifest:media-type="image/jpeg" manifest:full-path="Pictures/10000000000000D30000009133FE874F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a document</text:p>
      <text:p text:style-name="Standard"><draw:frame draw:style-name="fr1" draw:name="graphics1" text:anchor-type="paragraph" svg:x="-0.011cm" svg:y="0.019cm" svg:width="7.026cm" svg:height="4.069cm" draw:z-index="1"><draw:image xlink:href="Pictures/10000000000000D30000009133FE874F.jpg" xlink:type="simple" xlink:show="embed" xlink:actuate="onLoad"/><svg:title>@kitten</svg:title></draw:frame>As a table cell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frame draw:style-name="fr1" draw:name="graphics2" text:anchor-type="paragraph" svg:x="0.372cm" svg:y="0.028cm" svg:width="7.373cm" svg:height="5.115cm" draw:z-index="0"><draw:image xlink:href="Pictures/10000000000000D100000091B55C0201.jpg" xlink:type="simple" xlink:show="embed" xlink:actuate="onLoad"/><svg:title>@kitten2</svg:title></draw:frame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z Nicholson</meta:initial-creator>
    <meta:creation-date>2016-11-01T16:41:35</meta:creation-date>
    <dc:date>2016-11-02T10:50:35</dc:date>
    <dc:creator>Jez Nicholson</dc:creator>
    <meta:editing-duration>PT19M25S</meta:editing-duration>
    <meta:editing-cycles>3</meta:editing-cycles>
    <meta:generator>OpenOffice/4.1.3$Unix OpenOffice.org_project/413m1$Build-9783</meta:generator>
    <meta:document-statistic meta:table-count="1" meta:image-count="2" meta:object-count="0" meta:page-count="1" meta:paragraph-count="2" meta:word-count="7" meta:character-count="28"/>
  </office:meta>
</office:document-meta>
</file>